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media/image1.jpeg" manifest:media-type="image/jpeg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5" style:parent-style-name="DefaultParagraphFont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P16" style:parent-style-name="Heading2" style:family="paragraph">
      <style:paragraph-properties fo:margin-top="0in" fo:margin-bottom="0in"/>
      <style:text-properties style:font-name="Arial" style:font-name-complex="Arial" fo:color="#FFFFFF" fo:font-size="6pt" style:font-size-asian="6pt" style:font-size-complex="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20" style:parent-style-name="Normal" style:family="paragraph">
      <style:paragraph-properties fo:text-align="justify" fo:margin-bottom="0in" fo:line-height="100%"/>
    </style:style>
    <style:style style:name="T21" style:parent-style-name="DefaultParagraphFont" style:family="text">
      <style:text-properties style:font-name="Arial" style:font-name-complex="Arial" style:font-weight-complex="bold" fo:color="#FFFFFF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Arial" style:font-name-complex="Arial" style:font-weight-complex="bold" fo:color="#FFFFF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9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40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41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42" style:parent-style-name="Normal" style:family="paragraph">
      <style:paragraph-properties fo:text-align="end" fo:margin-bottom="0in" fo:line-height="100%"/>
    </style:style>
    <style:style style:name="T43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44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complex="Arial" fo:font-weight="bold" style:font-weight-asian="bold" fo:color="#FFFFFF"/>
    </style:style>
    <style:style style:name="T55" style:parent-style-name="DefaultParagraphFont" style:family="text">
      <style:text-properties style:font-name="Arial" style:font-name-complex="Arial" fo:font-weight="bold" style:font-weight-asian="bold" fo:color="#FFFFFF"/>
    </style:style>
    <style:style style:name="T56" style:parent-style-name="DefaultParagraphFont" style:family="text">
      <style:text-properties style:font-name="Arial" style:font-name-complex="Arial" fo:color="#FFFFFF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58" style:parent-style-name="Normal" style:family="paragraph">
      <style:paragraph-properties fo:text-align="end" fo:margin-bottom="0in" fo:line-height="100%"/>
    </style:style>
    <style:style style:name="T59" style:parent-style-name="DefaultParagraphFont" style:family="text">
      <style:text-properties style:font-name="Arial" style:font-name-complex="Arial" fo:color="#FFFFFF"/>
    </style:style>
    <style:style style:name="T60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88" style:parent-style-name="Normal" style:family="paragraph">
      <style:paragraph-properties fo:text-align="end" fo:margin-bottom="0in" fo:line-height="100%"/>
    </style:style>
    <style:style style:name="T8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90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8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99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0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1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2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3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4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5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106" style:parent-style-name="Normal" style:family="paragraph">
      <style:paragraph-properties fo:margin-bottom="0in" fo:line-height="100%" fo:margin-left="0.3333in">
        <style:tab-stops/>
      </style:paragraph-properties>
      <style:text-properties style:font-name="Arial" style:font-name-complex="Arial" style:font-weight-complex="bold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08" style:family="table-row">
      <style:table-row-properties style:min-row-height="0.7486in" style:use-optimal-row-height="false"/>
    </style:style>
    <style:style style:name="TableCell10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Arial" style:font-name-complex="Arial" style:font-weight-complex="bold" fo:color="#000000"/>
    </style:style>
    <style:style style:name="T119" style:parent-style-name="DefaultParagraphFont" style:family="text">
      <style:text-properties style:font-name="Arial" style:font-name-complex="Arial" style:font-weight-complex="bold" fo:font-style="italic" style:font-style-asian="italic" fo:color="#000000"/>
    </style:style>
    <style:style style:name="T120" style:parent-style-name="DefaultParagraphFont" style:family="text">
      <style:text-properties style:font-name="Arial" style:font-name-complex="Arial" style:font-weight-complex="bold" fo:color="#000000"/>
    </style:style>
    <style:style style:name="T121" style:parent-style-name="DefaultParagraphFont" style:family="text">
      <style:text-properties style:font-name="Arial" style:font-name-complex="Arial" style:font-weight-complex="bold" fo:color="#000000"/>
    </style:style>
    <style:style style:name="T122" style:parent-style-name="DefaultParagraphFont" style:family="text">
      <style:text-properties style:font-name="Arial" style:font-name-complex="Arial" style:font-weight-complex="bold" fo:color="#000000"/>
    </style:style>
    <style:style style:name="T123" style:parent-style-name="DefaultParagraphFont" style:family="text">
      <style:text-properties style:font-name="Arial" style:font-name-complex="Arial" style:font-weight-complex="bold" fo:color="#000000"/>
    </style:style>
    <style:style style:name="T124" style:parent-style-name="DefaultParagraphFont" style:family="text">
      <style:text-properties style:font-name="Arial" style:font-name-complex="Arial" style:font-weight-complex="bold" fo:color="#000000"/>
    </style:style>
    <style:style style:name="T125" style:parent-style-name="DefaultParagraphFont" style:family="text">
      <style:text-properties style:font-name="Arial" style:font-name-complex="Arial" style:font-weight-complex="bold" fo:color="#000000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="Arial" style:font-name-complex="Arial" style:font-weight-complex="bold" fo:color="#000000"/>
    </style:style>
    <style:style style:name="T129" style:parent-style-name="DefaultParagraphFont" style:family="text">
      <style:text-properties style:font-name="Arial" style:font-name-complex="Arial" style:font-weight-complex="bold" fo:font-style="italic" style:font-style-asian="italic" fo:color="#000000"/>
    </style:style>
    <style:style style:name="T130" style:parent-style-name="DefaultParagraphFont" style:family="text">
      <style:text-properties style:font-name="Arial" style:font-name-complex="Arial" style:font-weight-complex="bold" fo:color="#000000"/>
    </style:style>
    <style:style style:name="T131" style:parent-style-name="DefaultParagraphFont" style:family="text">
      <style:text-properties style:font-name="Arial" style:font-name-complex="Arial" style:font-weight-complex="bold" fo:color="#000000"/>
    </style:style>
    <style:style style:name="T132" style:parent-style-name="DefaultParagraphFont" style:family="text">
      <style:text-properties style:font-name="Arial" style:font-name-complex="Arial" style:font-weight-complex="bold" fo:color="#000000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3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0" style:parent-style-name="DefaultParagraphFont" style:family="text">
      <style:text-properties style:font-name="Arial" style:font-name-complex="Arial" style:font-weight-complex="bold" fo:color="#FFFFFF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" style:font-name-complex="Arial" style:font-weight-complex="bold" fo:color="#000000"/>
    </style:style>
    <style:style style:name="T146" style:parent-style-name="Hyperlink" style:family="text">
      <style:text-properties style:font-name="Arial" style:font-name-complex="Arial" style:font-weight-complex="bold"/>
    </style:style>
    <style:style style:name="T147" style:parent-style-name="DefaultParagraphFont" style:family="text">
      <style:text-properties style:font-name="Arial" style:font-name-complex="Arial" style:font-weight-complex="bold" fo:color="#000000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0" style:parent-style-name="ListParagraph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" style:font-name-complex="Arial" style:font-weight-complex="bold" fo:color="#000000"/>
    </style:style>
    <style:style style:name="T152" style:parent-style-name="DefaultParagraphFont" style:family="text">
      <style:text-properties style:font-name="Arial" style:font-name-complex="Arial" style:font-weight-complex="bold" fo:font-style="italic" style:font-style-asian="italic" fo:color="#000000"/>
    </style:style>
    <style:style style:name="P153" style:parent-style-name="ListParagraph" style:family="paragraph">
      <style:paragraph-properties fo:margin-bottom="0in" fo:line-height="100%"/>
      <style:text-properties style:font-name="Arial" style:font-name-complex="Arial" style:font-weight-complex="bold" fo:font-style="italic" style:font-style-asian="italic" fo:color="#000000"/>
    </style:style>
    <style:style style:name="P154" style:parent-style-name="ListParagraph" style:family="paragraph">
      <style:paragraph-properties fo:margin-bottom="0in" fo:line-height="100%"/>
      <style:text-properties style:font-name="Arial" style:font-name-complex="Arial" style:font-weight-complex="bold" fo:font-style="italic" style:font-style-asian="italic" fo:color="#000000"/>
    </style:style>
    <style:style style:name="P155" style:parent-style-name="ListParagraph" style:family="paragraph">
      <style:paragraph-properties fo:margin-bottom="0in" fo:line-height="100%"/>
      <style:text-properties style:font-name="Arial" style:font-name-complex="Arial" style:font-weight-complex="bold" fo:font-style="italic" style:font-style-asian="italic" fo:color="#000000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style:font-weight-complex="bold" fo:font-style="italic" style:font-style-asian="italic" fo:color="#000000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8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Arial" style:font-name-complex="Arial" style:font-weight-complex="bold" fo:color="#000000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171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Arial" style:font-name-complex="Arial" style:font-weight-complex="bold" fo:color="#FFFFFF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80" style:parent-style-name="Normal" style:family="paragraph">
      <style:paragraph-properties fo:margin-bottom="0in" fo:line-height="100%"/>
      <style:text-properties style:font-name="Arial" style:font-name-complex="Arial" fo:color="#FFFFFF" fo:font-size="6pt" style:font-size-asian="6pt" style:font-size-complex="6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188" style:parent-style-name="Hyperlink" style:family="text">
      <style:text-properties style:font-name="Arial" style:font-name-complex="Arial"/>
    </style:style>
    <style:style style:name="P1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9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9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P198" style:parent-style-name="Normal" style:family="paragraph">
      <style:paragraph-properties fo:text-align="justify"/>
      <style:text-properties style:font-name="Arial" style:font-name-complex="Arial" fo:color="#000000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<text:span text:style-name="T14">Working Lunch:<text:s/></text:span><text:span text:style-name="T15">Join the Conversation</text:span></text:h>
            <text:h text:style-name="P16" text:outline-level="2"/>
          </table:table-cell>
        </table:table-row>
        <table:table-row table:style-name="TableRow17">
          <table:table-cell table:style-name="TableCell18">
            <text:p text:style-name="P19">Please provide a very brief description of your innovation?</text:p>
            <text:p text:style-name="P20"><text:span text:style-name="T21">One or two sentences about the innovation.</text:span></text:p>
          </table:table-cell>
        </table:table-row>
        <table:table-row table:style-name="TableRow22">
          <table:table-cell table:style-name="TableCell23">
            <text:p text:style-name="P24">Working Lunch is<text:s/>a programme<text:s/>of lunchtime meetings<text:s/>aimed primarily at managers and those working in a management role, but<text:s/>it<text:s/>may also be of relevance to other staff with an interest in management and leadership<text:s/>topics.</text:p>
            <text:p text:style-name="P25"/>
            <text:p text:style-name="P26">The aim of the sessions is to provide the opportunity to have a conversation away from the<text:s/>pressures of the<text:s/>workplace, and it<text:s/>is intended that the sessions<text:s/>are<text:s/>an informal way of getting together for a discussion.</text:p>
            <text:p text:style-name="P27"/>
          </table:table-cell>
        </table:table-row>
        <table:table-row table:style-name="TableRow28">
          <table:table-cell table:style-name="TableCell29">
            <text:p text:style-name="P30">During which period did you implement your innovation?</text:p>
            <text:p text:style-name="P31"><text:span text:style-name="T32">Please state which year (and month if possible).</text:span></text:p>
          </table:table-cell>
        </table:table-row>
        <table:table-row table:style-name="TableRow33">
          <table:table-cell table:style-name="TableCell34">
            <text:p text:style-name="P35">Working Lunch was launched on the 3rd February 2016 by Julian Hartley,<text:s/>Chief Executive of Leeds Teaching Hospitals Trust<text:s/>(LTHT).</text:p>
            <text:p text:style-name="P36"/>
          </table:table-cell>
        </table:table-row>
        <table:table-row table:style-name="TableRow37">
          <table:table-cell table:style-name="TableCell38">
            <text:h text:style-name="P39" text:outline-level="2">What was the driver for your innovation?<text:s/></text:h>
            <text:p text:style-name="P40">Please describe the issue or challenge that your innovation addresses<text:s/></text:p>
            <text:p text:style-name="P41"/>
            <text:p text:style-name="P42"><text:span text:style-name="T43">(100 words max)</text:span><text:span text:style-name="T44"><text:s/></text:span></text:p>
          </table:table-cell>
        </table:table-row>
        <table:table-row table:style-name="TableRow45">
          <table:table-cell table:style-name="TableCell46">
            <text:p text:style-name="P47">The idea for Working Lunch was in response to a comment made by Julian when he officially opened our newly relocated library in November 2015. <text:s/>He<text:s/>commented<text:s/>that it would be beneficial to have<text:s/>“a forum<text:s/>where managers can learn from each other,<text:s/>share ideas,<text:s/>and network”;<text:s/>a sort of Grand Round for Managers. <text:s/></text:p>
            <text:p text:style-name="P48"/>
            <text:p text:style-name="P49">Relatively few<text:s/>administration and management<text:s/>staff<text:s/>were engaged with<text:s/>the<text:s/>library<text:s/>service,<text:s/>and a monthly<text:s/>Working Lunch<text:s/>session was<text:s/>felt<text:s/>to be a useful method of both promoting the service and<text:s/>satisfying<text:s/>the need<text:s/>for a<text:s/>development/networking<text:s/>forum<text:s/>for this group of staff.</text:p>
            <text:p text:style-name="P50"/>
          </table:table-cell>
        </table:table-row>
        <table:table-row table:style-name="TableRow51">
          <table:table-cell table:style-name="TableCell52">
            <text:p text:style-name="P53"><text:span text:style-name="T54">What did you do?</text:span><text:span text:style-name="T55"><text:line-break/></text:span><text:span text:style-name="T56">Please describe your aims and objectives and how you implemented these</text:span></text:p>
            <text:p text:style-name="P57"/>
            <text:p text:style-name="P58"><text:span text:style-name="T59"><text:s/></text:span><text:span text:style-name="T60">(200 words max)</text:span></text:p>
          </table:table-cell>
        </table:table-row>
        <table:table-row table:style-name="TableRow61">
          <table:table-cell table:style-name="TableCell62">
            <text:p text:style-name="P63"/>
            <text:p text:style-name="P64">The principle aim of the sessions<text:s/>is<text:s/>to provide an informal forum to stimulate a conversation<text:s/>between peers. <text:s/>To do this various speakers were approached to lead a conversation on a specific topic. <text:s/>Sessions were advertised<text:s/>using the full range of<text:s/>internal communication channels (emails, Trust bulletin, intranet and Twitter). <text:s/>The informal nature of the sessions was emphasised,<text:s/>and delegates were<text:s/>actively<text:s/>encouraged to bring their own lunch. <text:s/>Sessions were “drop-in” so it was not necessary for delegates to book a place.<text:s text:c="2"/>The use of Powerpoint presentations was actively discouraged to promote a more conversational feel to the sessions.</text:p>
            <text:p text:style-name="P65"/>
            <text:p text:style-name="P66">Business Managers, General Managers, Heads of Nursing and Matrons were identified as a key audience and were sent targeted emails promoting the sessions. <text:s/>The audience<text:s/>has<text:s/>widened over time,<text:s/>and sessions<text:s/>are now<text:s/>advertised<text:s/>as<text:s/>being of relevance to any staff member with an interest in management or leadership.</text:p>
            <text:p text:style-name="P67"/>
            <text:p text:style-name="P68">Initially speakers were approached to lead a session on a specific topic. <text:s/>This is still the case, but there are also now a significant number of sessions where the speakers themselves<text:s/>requested a slot in the programme in order to engage with the programme’s target audience.</text:p>
            <text:p text:style-name="P69"/>
            <text:p text:style-name="P70">To date there have been<text:s/>eighteen<text:s/>sessions, on topics ranging from “Safeguarding &amp; Self-neglect”,<text:s/>to<text:s/>Nurse Associates and how they fit into a department’s operational structure. <text:s/>A full list of sessions<text:s/>is<text:s/>in the<text:s/>further information<text:s/>document along with an indication of whether each was suggested by the service or requested by the speaker.</text:p>
            <text:p text:style-name="P71"/>
          </table:table-cell>
        </table:table-row>
        <table:table-row table:style-name="TableRow72">
          <table:table-cell table:style-name="TableCell73">
            <text:p text:style-name="P74">What methods were used to evaluate your innovation?</text:p>
            <text:p text:style-name="P75"/>
          </table:table-cell>
        </table:table-row>
        <table:table-row table:style-name="TableRow76">
          <table:table-cell table:style-name="TableCell77">
            <text:p text:style-name="P78">A register is completed for each Working Lunch session and attendance statistics are maintained to identify the number of delegates per session, whether a person has attended a session previously and also the job roles of those attending.<text:s text:c="2"/>Feedback forms are also circulated at the end of the session to encourage comments from delegates.<text:s text:c="2"/>These are taken into account in planning future sessions.</text:p>
            <text:p text:style-name="P79"/>
            <text:p text:style-name="P80">Informal feedback is also elicited by speaking to delegates at sessions, particularly when these are first-time attendees or from a staff group not normally represented.</text:p>
            <text:p text:style-name="P81"/>
            <text:p text:style-name="P82">The<text:s/>further information<text:s/>document gives an analysis of attendance.</text:p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What were the outcomes and key learning points?</text:span></text:p>
            <text:p text:style-name="P88"><text:span text:style-name="T89">(200 words max)</text:span><text:span text:style-name="T90"><text:line-break/></text:span></text:p>
          </table:table-cell>
        </table:table-row>
        <table:table-row table:style-name="TableRow91">
          <table:table-cell table:style-name="TableCell92">
            <text:p text:style-name="P93">Working Lunch is now a well- recognised programme within the Trust, and people now actively offer to deliver sessions rather than the service having to find speakers. <text:s/>It is seen as an excellent way of disseminating information.</text:p>
            <text:p text:style-name="P94"/>
            <text:p text:style-name="P95">Working Lunch has promoted awareness of the library service and the library facilities (some sessions are held in one of our libraries).</text:p>
            <text:p text:style-name="P96"/>
            <text:p text:style-name="P97">Eighteen sessions have been delivered over the last two years<text:s/>resulting<text:s/>in the following learning points:</text:p>
            <text:list text:style-name="LFO15" text:continue-numbering="true">
              <text:list-item>
                <text:p text:style-name="P98">You can’t plan for everything<text:s/>- e.g<text:s/>Speakers can cancel at the last minute;<text:s/>events in the hospital can take priority (Silver Command).</text:p>
              </text:list-item>
              <text:list-item>
                <text:p text:style-name="P99">Double check everything<text:s/>-<text:s/>Speakers can turn up with Powerpoint presentations that you weren’t expecting.</text:p>
              </text:list-item>
              <text:list-item>
                <text:p text:style-name="P100">Don’t stress about the numbers<text:s/>-<text:s/>The drop-in nature of the session means that attendance is unpredictable and variable. <text:s/>Attendance has ranged from 2-27.</text:p>
              </text:list-item>
              <text:list-item>
                <text:p text:style-name="P101">Be specific about who can attend<text:s/>-<text:s/>We widened the remit for attendance in response to<text:s/>comments from staff<text:s/>unsure if they were eligible.</text:p>
              </text:list-item>
              <text:list-item>
                <text:p text:style-name="P102">Advertise widely and often via<text:s/>every<text:s/>channel.</text:p>
              </text:list-item>
              <text:list-item>
                <text:p text:style-name="P103">Choose the date wisely - we try not to clash with other events and we do not run a session in August due to the holiday period.</text:p>
              </text:list-item>
              <text:list-item>
                <text:p text:style-name="P104">Some people are nervous about eating their lunch when someone is talking.</text:p>
              </text:list-item>
              <text:list-item>
                <text:p text:style-name="P105">Filming is good for some sessions -<text:s/>Filming can open the session to those unable to attend on the day, however,<text:s/>sessions<text:s/>are only filmed<text:s/>if the speaker is willing and it is a topic for which the presence of a camera is unlikely to stifle the conversation.</text:p>
              </text:list-item>
            </text:list>
            <text:p text:style-name="P106"/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Please provide a short quote from a member of staff who has benefitted from the innovation<text:s/></text:span></text:p>
            <text:p text:style-name="P112">Please include name and job title</text:p>
            <text:p text:style-name="P113"><text:s text:c="118"/>(100 words max)</text:p>
          </table:table-cell>
        </table:table-row>
        <table:table-row table:style-name="TableRow114">
          <table:table-cell table:style-name="TableCell115">
            <text:p text:style-name="P116"/>
            <text:p text:style-name="P117"><text:span text:style-name="T118">“…</text:span><text:span text:style-name="T119">The support from the library staff makes sure that the experience is not daunting, and I was able to use the recording of my presentation to be able to develop my skills for the future.  I'd recommend this way of disseminating information to every Trust</text:span><text:span text:style-name="T120">.” [Micha</text:span><text:span text:style-name="T121">el Padden - Clinical Tutor for Trainee Nursing</text:span><text:span text:style-name="T122"><text:s/>Associate</text:span><text:span text:style-name="T123">s</text:span><text:span text:style-name="T124"><text:s/>(Speaker)</text:span><text:span text:style-name="T125">]</text:span></text:p>
            <text:p text:style-name="P126"/>
            <text:p text:style-name="P127"><text:span text:style-name="T128">“</text:span><text:span text:style-name="T129">I found the working lunch sessions to be a great platform for sharing best practice and networking with colleagues you would never usually meet in a normal working day…”<text:s/></text:span><text:span text:style-name="T130">[Tracy Cryer - Lead Nurse: Patient Experience &amp; Involv</text:span><text:span text:style-name="T131">e</text:span><text:span text:style-name="T132">ment]</text:span></text:p>
            <text:p text:style-name="P133"/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Further information<text:s/></text:span><text:span text:style-name="T139"><text:line-break/></text:span><text:span text:style-name="T140">Please use this field to enter any relevant further information, such as links, references or associated innovations</text:span></text:p>
          </table:table-cell>
        </table:table-row>
        <table:table-row table:style-name="TableRow141">
          <table:table-cell table:style-name="TableCell142">
            <text:p text:style-name="P143"/>
            <text:p text:style-name="P144"><text:span text:style-name="T145">The Working Lunch sessions are advertised on our website (</text:span><text:a xlink:href="http://www.leedslibraries.nhs.uk/not-in-menu-items/working-lunch/" office:target-frame-name="_top" xlink:show="replace"><text:span text:style-name="T146">http://www.leedslibraries.nhs.uk/not-in-menu-items/working-lunch/</text:span></text:a><text:span text:style-name="T147">) and videos of some of the previous sessions are also available to view on the LTHT intranet.</text:span></text:p>
            <text:p text:style-name="P148"/>
            <text:p text:style-name="P149">Examples of feedback from Working Lunch attendees include:</text:p>
            <text:list text:style-name="LFO14" text:continue-numbering="true">
              <text:list-item>
                <text:p text:style-name="P150"><text:span text:style-name="T151">“</text:span><text:span text:style-name="T152">Thank you for organising as there has been very little communication around this topic”.</text:span></text:p>
              </text:list-item>
              <text:list-item>
                <text:p text:style-name="P153">“Very interesting informative session despite having little prior knowledge of the subject”.</text:p>
              </text:list-item>
              <text:list-item>
                <text:p text:style-name="P154">“Excellent, informative and a really easy, relaxed forum”.</text:p>
              </text:list-item>
              <text:list-item>
                <text:p text:style-name="P155">“Very good use of my lunch time!”</text:p>
              </text:list-item>
            </text:list>
            <text:p text:style-name="P156"/>
            <text:p text:style-name="P157">The embedded document gives full information on sessions held, analysis of attendees, and full supporting statements from the two managers quoted above.</text:p>
            <text:p text:style-name="P158"/>
            <text:p text:style-name="P159"><text:bookmark-start text:name="_MON_1581491696"/><text:bookmark-end text:name="_MON_1581491696"/><text:span text:style-name="T160"><draw:frame draw:z-index="0" draw:id="id0" draw:style-name="a1" draw:name="Object 1" text:anchor-type="as-char" svg:x="0in" svg:y="0in" svg:width="1.06597in" svg:height="0.69236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span></text:p>
            <text:p text:style-name="P161"/>
          </table:table-cell>
        </table:table-row>
        <table:table-row table:style-name="TableRow162">
          <table:table-cell table:style-name="TableCell163">
            <text:p text:style-name="P164">Your name and job title</text:p>
            <text:p text:style-name="P165"/>
          </table:table-cell>
        </table:table-row>
        <table:table-row table:style-name="TableRow166">
          <table:table-cell table:style-name="TableCell167">
            <text:p text:style-name="P168">Jenny Emmel, Corporate Support Librarian</text:p>
            <text:p text:style-name="P169"><text:span text:style-name="T170">in</text:span><text:span text:style-name="T171"><text:s/>HEE</text:span></text:p>
          </table:table-cell>
        </table:table-row>
        <table:table-row table:style-name="TableRow172">
          <table:table-cell table:style-name="TableCell173">
            <text:p text:style-name="P174">Your Library &amp; Knowledge Service &amp; Organisation</text:p>
            <text:p text:style-name="P175"><text:span text:style-name="T176">Please provide the name of your service and organisation in which it is based</text:span></text:p>
          </table:table-cell>
        </table:table-row>
        <table:table-row table:style-name="TableRow177">
          <table:table-cell table:style-name="TableCell178">
            <text:p text:style-name="P179">Library &amp; Information Service - The Leeds Teaching Hospitals NHS Trust</text:p>
            <text:p text:style-name="P180"/>
          </table:table-cell>
        </table:table-row>
        <table:table-row table:style-name="TableRow181">
          <table:table-cell table:style-name="TableCell182">
            <text:p text:style-name="P183">Your email address</text:p>
            <text:p text:style-name="P184"/>
          </table:table-cell>
        </table:table-row>
        <table:table-row table:style-name="TableRow185">
          <table:table-cell table:style-name="TableCell186">
            <text:p text:style-name="P187"><text:a xlink:href="mailto:Jenny.emmel@nhs.net" office:target-frame-name="_top" xlink:show="replace"><text:span text:style-name="T188">Jenny.emmel@nhs.net</text:span></text:a></text:p>
            <text:p text:style-name="P189"/>
          </table:table-cell>
        </table:table-row>
        <table:table-row table:style-name="TableRow190">
          <table:table-cell table:style-name="TableCell191">
            <text:p text:style-name="P192">Your phone number</text:p>
            <text:p text:style-name="P193"/>
          </table:table-cell>
        </table:table-row>
        <table:table-row table:style-name="TableRow194">
          <table:table-cell table:style-name="TableCell195">
            <text:p text:style-name="P196">0113 392 0135</text:p>
            <text:p text:style-name="P197"/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8333in" text:min-label-width="0.25in" text:list-level-position-and-space-mode="label-alignment">
          <style:list-level-label-alignment text:label-followed-by="listtab" fo:margin-left="3.083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3333in" text:min-label-width="0.25in" text:list-level-position-and-space-mode="label-alignment">
          <style:list-level-label-alignment text:label-followed-by="listtab" fo:margin-left="4.583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Footer">2018_YH_LTHT_WLUNCH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2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7T10:49:00Z</meta:creation-date>
    <dc:date>2021-07-07T10:49:00Z</dc:date>
    <meta:print-date>2015-10-19T15:41:00Z</meta:print-date>
    <meta:template xlink:href="Normal.dotm" xlink:type="simple"/>
    <meta:editing-cycles>2</meta:editing-cycles>
    <meta:editing-duration>PT60S</meta:editing-duration>
    <meta:user-defined meta:name="ContentTypeId">0x01010063F7F34526FF9B4B8EA8839F1233EEAB</meta:user-defined>
    <meta:document-statistic meta:page-count="1" meta:paragraph-count="15" meta:word-count="1152" meta:character-count="7707" meta:row-count="54" meta:non-whitespace-character-count="6570"/>
  </office:meta>
</office:document-meta>
</file>